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nsactionFactory.supportsResourceAdapterManaged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actionFactory.SimpleTransactionFactory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ransactionFactory.createTransaction( @ Nullable String name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